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875in" fo:margin-left="-0.4458in" table:align="left"/>
    </style:style>
    <style:style style:name="Table1.A" style:family="table-column">
      <style:table-column-properties style:column-width="4.85in"/>
    </style:style>
    <style:style style:name="Table1.B" style:family="table-column">
      <style:table-column-properties style:column-width="3.02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10" style:family="table-row">
      <style:table-row-properties style:min-row-height="0.6958in"/>
    </style:style>
    <style:style style:name="P1" style:family="paragraph" style:parent-style-name="Table_20_Contents">
      <style:text-properties officeooo:rsid="0000a853" officeooo:paragraph-rsid="0000a853"/>
    </style:style>
    <style:style style:name="P2" style:family="paragraph" style:parent-style-name="Table_20_Contents">
      <style:text-properties fo:font-size="9pt" style:font-size-asian="9pt" style:font-size-complex="9pt"/>
    </style:style>
    <style:style style:name="P3" style:family="paragraph" style:parent-style-name="Table_20_Contents">
      <style:text-properties fo:font-size="12pt" officeooo:rsid="0000a853" officeooo:paragraph-rsid="0000a853" style:font-size-asian="12pt" style:font-size-complex="12pt"/>
    </style:style>
    <style:style style:name="P4" style:family="paragraph" style:parent-style-name="Table_20_Contents">
      <style:text-properties fo:font-size="9pt" officeooo:paragraph-rsid="0000a853" style:font-size-asian="9pt" style:font-size-complex="9pt"/>
    </style:style>
    <style:style style:name="P5" style:family="paragraph" style:parent-style-name="Table_20_Contents">
      <style:text-properties officeooo:rsid="0002a602" officeooo:paragraph-rsid="0002a602"/>
    </style:style>
    <style:style style:name="P6" style:family="paragraph" style:parent-style-name="Table_20_Contents">
      <style:text-properties fo:font-size="9pt" officeooo:paragraph-rsid="0002a602"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Python Code</text:p>
          </table:table-cell>
          <table:table-cell table:style-name="Table1.B1" office:value-type="string">
            <text:p text:style-name="P1">Annotations</text:p>
          </table:table-cell>
        </table:table-row>
        <table:table-row>
          <table:table-cell table:style-name="Table1.A2" office:value-type="string">
            <text:p text:style-name="P2">import pandas as pd<text:line-break/>import matplotlib.pyplot as plt<text:line-break/><text:line-break/>air_data = pd.read_csv('CIVE202_Spring2026_William_Brown_Project1_RawData.csv')<text:line-break/><text:line-break/>air_data = pd.DataFrame(air_data)</text:p>
          </table:table-cell>
          <table:table-cell table:style-name="Table1.B2" office:value-type="string">
            <text:p text:style-name="P3">This section imports the two libraries used, pandas and matplotlib using the import function.</text:p>
            <text:p text:style-name="P3">Then The csv file is loaded in using pd.read_csv and saved as air_data.</text:p>
            <text:p text:style-name="P3">That file is then converted to a data frame. </text:p>
            <text:p text:style-name="P3"/>
          </table:table-cell>
        </table:table-row>
        <table:table-row>
          <table:table-cell table:style-name="Table1.A2" office:value-type="string">
            <text:p text:style-name="P2">voc_mean_t5 = air_data.groupby('sensor.name').agg(mean=('voc', 'mean')).sort_values('mean', ascending=False)<text:line-break/>voc_median_t5 = air_data.groupby('sensor.name').agg(median=('voc', 'median')).sort_values('median', ascending=False)<text:line-break/>pm25_mean_t5 = air_data.groupby('sensor.name').agg(mean=('pm2.5_atm', 'mean')).sort_values('mean', ascending=False)<text:line-break/>pm25_median_t5 = air_data.groupby('sensor.name').agg(median=('pm2.5_atm', 'median')).sort_values('median', ascending=False)<text:line-break/>pm10_mean_t5 = air_data.groupby('sensor.name').agg(mean=('pm10.0_atm', 'mean')).sort_values('mean', ascending=False)<text:line-break/>pm10_median_t5 = air_data.groupby('sensor.name').agg(median=('pm10.0_atm', 'median')).sort_values('median', ascending=False)</text:p>
          </table:table-cell>
          <table:table-cell table:style-name="Table1.B2" office:value-type="string">
            <text:p text:style-name="P3">Each of these lines define a new variable and group air_data by the name of the sensor. Then each of them aggregates either the mean or median of either voc, pm2.5, or pm10.0. Lastly they sort the values in descending order.</text:p>
          </table:table-cell>
        </table:table-row>
        <table:table-row>
          <table:table-cell table:style-name="Table1.A2" office:value-type="string">
            <text:p text:style-name="P4">max_voc_name_and_date = air_data.groupby(['date','sensor.name','voc']</text:p>
            <text:p text:style-name="P4">).agg(max=('voc', 'max')</text:p>
            <text:p text:style-name="P4">).sort_values('voc', ascending=False)<text:line-break/>max_voc_name_and_date.head(1)</text:p>
            <text:p text:style-name="P4"/>
            <text:p text:style-name="P4">max_pm25_name_and_date = air_data.groupby(['date','sensor.name','pm2.5_atm']</text:p>
            <text:p text:style-name="P4">).agg(max=('pm2.5_atm', 'max'))</text:p>
            <text:p text:style-name="P4">.sort_values('pm2.5_atm', ascending=False)<text:line-break/>max_pm25_name_and_date.head(1)</text:p>
            <text:p text:style-name="P4"/>
            <text:p text:style-name="P4">max_pm10_name_and_date = air_data.groupby(['date','sensor.name','pm10.0_atm']</text:p>
            <text:p text:style-name="P4">).agg(max=('pm10.0_atm', 'max')</text:p>
            <text:p text:style-name="P4">).sort_values('pm10.0_atm', ascending=False)<text:line-break/>max_pm10_name_and_date.head(1)</text:p>
          </table:table-cell>
          <table:table-cell table:style-name="Table1.B2" office:value-type="string">
            <text:p text:style-name="P1">These three sets of code define a new variable that is grouped by the name, date and one of the pollutants. They are then aggregated to get the max value and are put in descending order. Then the first value is printed to show the max value.</text:p>
          </table:table-cell>
        </table:table-row>
        <table:table-row>
          <table:table-cell table:style-name="Table1.A2" office:value-type="string">
            <text:p text:style-name="P4">def assignTemperature (temperature):<text:line-break/> <text:s text:c="3"/>if temperature &lt; 32:<text:line-break/> <text:s text:c="7"/>return 'Below Freezing'<text:line-break/> <text:s text:c="3"/>elif temperature &lt;= 50:<text:line-break/> <text:s text:c="7"/>return 'Cool'<text:line-break/> <text:s text:c="3"/>elif temperature &lt;= 70:<text:line-break/> <text:s text:c="7"/>return 'Warm'<text:line-break/> <text:s text:c="3"/>else:<text:line-break/> <text:s text:c="7"/>return 'Hot'<text:line-break/>def assignHumidity (humidity):<text:line-break/> <text:s text:c="3"/>if humidity &lt; 50:<text:line-break/> <text:s text:c="7"/>return 'Low Humidity'<text:line-break/> <text:s text:c="3"/>elif humidity &lt;= 80:<text:line-break/> <text:s text:c="7"/>return 'High Humidity'<text:line-break/> <text:s text:c="3"/>else:<text:line-break/> <text:s text:c="7"/>return 'Very High Humidity'<text:line-break/>air_data['temperature_level'] = air_data['temperature'].apply(assignTemperature)<text:line-break/>air_data['humidity_level'] = air_data['humidity'].apply(assignTemperature)</text:p>
          </table:table-cell>
          <table:table-cell table:style-name="Table1.B2" office:value-type="string">
            <text:p text:style-name="P1">Two functions are defined with def and accept one argument. They you if statements to return a string. The last two lines call these functions to be added as new columns in the data sheet.</text:p>
          </table:table-cell>
        </table:table-row>
        <table:table-row>
          <table:table-cell table:style-name="Table1.A2" office:value-type="string">
            <text:p text:style-name="P2">air_data.plot(x='humidity', y='voc', kind='scatter', title='Humidity vs VOC')</text:p>
            <text:p text:style-name="P2">air_data.plot(x='humidity', y='pm2.5_atm', kind='scatter', title='Humidity vs PM 2.5')</text:p>
            <text:p text:style-name="P2">air_data.plot(x='humidity', y='pm10.0_atm', kind='scatter', title='Humidity vs Pm 10.0')</text:p>
          </table:table-cell>
          <table:table-cell table:style-name="Table1.B2" office:value-type="string">
            <text:p text:style-name="P5">These lines plot humidity against either voc, pm2.5 or pm10.0.</text:p>
          </table:table-cell>
        </table:table-row>
        <table:table-row>
          <table:table-cell table:style-name="Table1.A2" office:value-type="string">
            <text:p text:style-name="P2">humidity_mean_voc = air_data.groupby('humidity_level').agg(mean=('voc', 'mean'))<text:line-break/>humidity_mean_voc</text:p>
            <text:p text:style-name="P2">humidity_mean_pm25 = air_data.groupby('humidity_level').agg(mean=('pm2.5_atm', 'mean'))<text:line-break/><text:soft-page-break/>humidity_mean_pm25</text:p>
            <text:p text:style-name="P2">humidity_mean_pm10 = air_data.groupby('humidity_level').agg(mean=('pm10.0_atm', 'mean'))<text:line-break/>humidity_mean_pm10</text:p>
          </table:table-cell>
          <table:table-cell table:style-name="Table1.B2" office:value-type="string">
            <text:p text:style-name="P5">These lines create a new data frame that is grouped by the humidity level and <text:soft-page-break/>aggregated by the mean of the pollutant. They are then printed out as tables.</text:p>
          </table:table-cell>
        </table:table-row>
        <table:table-row>
          <table:table-cell table:style-name="Table1.A2" office:value-type="string">
            <text:p text:style-name="P2">def assignAQI (pm25, pm10):<text:line-break/> <text:s text:c="3"/>if ((pm25&gt;=250.5) | (pm10&gt;=425)):<text:line-break/> <text:s text:c="7"/>return 'Hazardous'<text:line-break/> <text:s text:c="3"/>elif ((pm25&gt;=150.5) | (pm10&gt;=355.0)):<text:line-break/> <text:s text:c="7"/>return 'Very Unhealthy'<text:line-break/> <text:s text:c="3"/>elif ((pm25&gt;=55.5) | (pm10&gt;=255.0)):<text:line-break/> <text:s text:c="7"/>return 'Unhealthy'<text:line-break/> <text:s text:c="3"/>elif ((pm25&gt;=35.5) | (pm10&gt;=155.0)):<text:line-break/> <text:s text:c="7"/>return 'Unhealthy for Sensitive Groups'<text:line-break/> <text:s text:c="3"/>elif ((pm25&gt;=12.1) | (pm10&gt;=55.0)):<text:line-break/> <text:s text:c="7"/>return 'Moderate'<text:line-break/> <text:s text:c="3"/>else:<text:line-break/> <text:s text:c="7"/>return 'Good'<text:line-break/>air_data['AQI_level'] = air_data.apply(lambda row: assignAQI(row['pm2.5_atm'], row['pm10.0_atm']),axis=1)</text:p>
          </table:table-cell>
          <table:table-cell table:style-name="Table1.B2" office:value-type="string">
            <text:p text:style-name="P5">Here another function is defined. This one accepts two arguments. It uses if statements to check if at least one of the arguments satisfies a condition. If so then is returns the appropriate AQI level. This function is then called to add the AQI level as a new column in the data set.</text:p>
          </table:table-cell>
        </table:table-row>
        <table:table-row>
          <table:table-cell table:style-name="Table1.A2" office:value-type="string">
            <text:p text:style-name="P6">UFSG_AQI_Count = air_data[air_data['AQI_level']=='Unhealthy for Sensitive Groups'</text:p>
            <text:p text:style-name="P6">].groupby(['sensor.name']</text:p>
            <text:p text:style-name="P6">).size()<text:line-break/>UFSG_AQI_Count</text:p>
          </table:table-cell>
          <table:table-cell table:style-name="Table1.B2" office:value-type="string">
            <text:p text:style-name="P5">The first line creates a new variable that is filter to only include AQI levels of “Unhealthy for Sensitive Groups”. Then it’s grouped by sensor name and a count of each instance at the sensor is made. The last line prints out this data.</text:p>
          </table:table-cell>
        </table:table-row>
        <table:table-row table:style-name="Table1.10">
          <table:table-cell table:style-name="Table1.A2" office:value-type="string">
            <text:p text:style-name="P6">UFSG_AQI_Dates = air_data[air_data['AQI_level']=='Unhealthy for Sensitive Groups'</text:p>
            <text:p text:style-name="P6">].groupby(['date','sensor.name']</text:p>
            <text:p text:style-name="P6">).size()<text:line-break/>UFSG_AQI_Dates</text:p>
          </table:table-cell>
          <table:table-cell table:style-name="Table1.B2" office:value-type="string">
            <text:p text:style-name="P5">This first line does the same thing as the last section except is also groups by date. The data is printed out afterwards again.</text:p>
          </table:table-cell>
        </table:table-row>
        <table:table-row table:style-name="Table1.10">
          <table:table-cell table:style-name="Table1.A2" office:value-type="string">
            <text:p text:style-name="P6">Broken_Bow_UFSG_AQI_Dates = air_data[<text:line-break/> <text:s text:c="3"/>(air_data['AQI_level']=='Unhealthy for Sensitive Groups') &amp; <text:line-break/> <text:s text:c="3"/>(air_data['sensor.name']=='Broken Bow')<text:line-break/> <text:s text:c="3"/>].groupby(['date','sensor.name']).size()<text:line-break/>Broken_Bow_UFSG_AQI_Dates</text:p>
          </table:table-cell>
          <table:table-cell table:style-name="Table1.B2" office:value-type="string">
            <text:p text:style-name="P5">This first line takes air_data and filters for “Unhealthy for Sensitive Groups” and the sensor name “Broken Bow”. It then groups by date and sensor name. Lastly it prints the data.</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2T21:22:27.529425200</meta:creation-date>
    <dc:date>2026-02-02T21:45:49.295210800</dc:date>
    <meta:editing-duration>PT12M6S</meta:editing-duration>
    <meta:editing-cycles>1</meta:editing-cycles>
    <meta:document-statistic meta:table-count="1" meta:image-count="0" meta:object-count="0" meta:page-count="2" meta:paragraph-count="40" meta:word-count="586" meta:character-count="5463" meta:non-whitespace-character-count="4745"/>
    <meta:generator>LibreOffice/25.8.3.2$Windows_X86_64 LibreOffice_project/8ca8d55c161d602844f5428fa4b58097424e324e</meta:generator>
  </office:meta>
</office:document-meta>
</file>